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rint 6:</text:p>
      <text:p text:style-name="Standard">Interfaz de calendario cómodo para doctores, planificadores y pacientes</text:p>
      <text:p text:style-name="Standard"/>
      <text:p text:style-name="Standard">Objetivos.</text:p>
      <text:p text:style-name="Standard">Poner una interfaz cómoda para la gestión de calendarios tanto del planificador como la del doctor y la del paciente</text:p>
      <text:p text:style-name="Standard"/>
      <text:p text:style-name="Standard">Tareas:</text:p>
      <text:p text:style-name="P1">Incrustar una interfaz amigable y cómoda para ver los calendarios del doctor, el planificador deberá saber cuando puede asignarle un día a un doctor.</text:p>
      <text:p text:style-name="P1">El doctor, podrá saber a que hora tiene que atender cada consulta. Y las consultas próximas que tendrá.</text:p>
      <text:p text:style-name="P1"/>
      <text:p text:style-name="Standard">Proceso:</text:p>
      <text:p text:style-name="Standard">Nos valemos de un complemento de javascript llamado fullcalanedar:</text:p>
      <text:p text:style-name="Standard"><text:a xlink:type="simple" xlink:href="http://arshaw.com/fullcalendar/">http://arshaw.com/fullcalendar/</text:a></text:p>
      <text:p text:style-name="Standard"/>
      <text:p text:style-name="Standard">Donde de manera muy fácil se puede crear un calendario, y añadir los eventos que queremos.</text:p>
      <text:p text:style-name="Standard"/>
      <text:p text:style-name="Standard">En el caso de los pacientes nos interesa cuando tenemos días libres para pedir cita, así que su</text:p>
      <text:p text:style-name="Standard">calendario se basa en los días que tiene el doctor para pedir cita, cuando hacemos click en uno, nos da la opción de crear una cita y nos llevará al calendario de citas, donde podemos ver que citas tiene el paciente para cuando clicke en ella entrar a la habitación donde finalmente el y su correspondiente doctor tendrán la reunión.</text:p>
      <text:p text:style-name="Standard"/>
      <text:p text:style-name="Standard">En el caso de los doctores, nos interesa un calendario donde podemos ver que citas tenemos y si no tenemos ninguna porque en alguna hora nadie reservó, le muestre que está libre. Cuando clicka en un evento en particular, si es una cita le dirá si quiere entrar a la habitación, si quiere marcar la cita como hecha, muy recomendable para que se lleve un buen histórico, o bien si quiere ver información a cerca del paciente que va a atender.</text:p>
      <text:p text:style-name="Standard"/>
      <text:p text:style-name="Standard">En la vista del planificador nos interesa que días trabaja un doctor, no nos interesa si alguien reservó cita ni si la cita está hecha, simplemente que días tiene ocupados, de modo que cuando clicka en un día libre, da la opción de crear un nuevo horario para el doctor que tenga seleccio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08:46:49</meta:creation-date>
    <meta:generator>LibreOffice/3.5$Linux_x86 LibreOffice_project/350m1$Build-2</meta:generator>
    <dc:date>2014-04-28T19:31:38</dc:date>
    <meta:editing-duration>PT7M11S</meta:editing-duration>
    <meta:editing-cycles>12</meta:editing-cycles>
    <meta:document-statistic meta:table-count="0" meta:image-count="0" meta:object-count="0" meta:page-count="1" meta:paragraph-count="15" meta:word-count="314" meta:character-count="1821" meta:non-whitespace-character-count="1522"/>
  </office:meta>
</office:document-meta>
</file>